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P87" style:family="paragraph" style:parent-style-name="Text_20_body" style:list-style-name="L61"/>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1</text:p>
          <text:p text:style-name="P8">4.3.2 Customizing frame<text:tab/>71</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8</text:p>
          <text:p text:style-name="P8">4.4.2 Custom list actions<text:tab/>79</text:p>
          <text:p text:style-name="P8">4.4.3 Custom detail actions<text:tab/>81</text:p>
          <text:p text:style-name="P8">4.4.4 Refining collection view default behavior (new in v2.0.2)<text:tab/>83</text:p>
          <text:p text:style-name="P7">4.5 View property<text:tab/>84</text:p>
          <text:p text:style-name="P7">4.6 View actions (new in v2.0.3)<text:tab/>84</text:p>
          <text:p text:style-name="P7">4.7 Editors configuration<text:tab/>85</text:p>
          <text:p text:style-name="P7">4.8 Multiple values editors <text:tab/>88</text:p>
          <text:p text:style-name="P7">4.9 Custom editors and stereotypes for displaying combos<text:tab/>90</text:p>
          <text:p text:style-name="P7">4.10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Override the default controllers (new in v2.0.3)<text:tab/>132</text:p>
          <text:p text:style-name="P7">7.13 All action types<text:tab/>133</text:p>
          <text:p text:style-name="P6">8 Application<text:tab/>135</text:p>
          <text:p text:style-name="P7">8.1 Typical module example<text:tab/>136</text:p>
          <text:p text:style-name="P7">8.2 Only detail module<text:tab/>137</text:p>
          <text:p text:style-name="P7">8.3 Only list module<text:tab/>137</text:p>
          <text:p text:style-name="P7">8.4 Documentation module<text:tab/>137</text:p>
          <text:p text:style-name="P7">8.5 Read only module<text:tab/>137</text:p>
          <text:p text:style-name="P6">9 Aspects<text:tab/>139</text:p>
          <text:p text:style-name="P7">9.1 Introduction to AOP<text:tab/>139</text:p>
          <text:p text:style-name="P7">9.2 Aspects definition<text:tab/>139</text:p>
          <text:p text:style-name="P7">9.3 AccessTracking: A practical application of aspects<text:tab/>141</text:p>
          <text:p text:style-name="P8">9.3.1 The aspect definition<text:tab/>141</text:p>
          <text:p text:style-name="P8">9.3.2 Setup AccessTracking<text:tab/>142</text:p>
          <text:p text:style-name="P6">10 Miscellaneous<text:tab/>144</text:p>
          <text:p text:style-name="P7">10.1 Many-to-many relationships<text:tab/>144</text:p>
          <text:p text:style-name="P7">10.2 Programming with Hibernate<text:tab/>146</text:p>
          <text:p text:style-name="P7">10.3 Custom JSP view and OpenXava taglibs<text:tab/>146</text:p>
          <text:p text:style-name="P8">10.3.1 Example<text:tab/>146</text:p>
          <text:p text:style-name="P8">10.3.2 xava:editor<text:tab/>148</text:p>
          <text:p text:style-name="P8">10.3.3 xava:action, xava:link, xava:image, xava:button<text:tab/>148</text:p>
          <text:p text:style-name="P8">10.3.4 xava:message (new in v2.0.3)<text:tab/>148</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2"><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3">class</text:span><text:span text:style-name="T22">=</text:span><text:span text:style-name="T24">"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2">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2"><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3" text:outline-level="3">Default validator <text:span text:style-name="T1">(new in v2.0.3)</text:span></text:h>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3">name</text:span><text:span text:style-name="T22">=</text:span><text:span text:style-name="T24">"alternateSeller" </text:span><text:span text:style-name="T23">model</text:span><text:span text:style-name="T22">=</text:span><text:span text:style-name="T24">"Seller"</text:span><text:span text:style-name="T16">/&gt;<text:tab/><text:tab/></text:span><text:span text:style-name="T22">(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9"><text:span text:style-name="T10"><text:tab/>maximum</text:span>=<text:span text:style-name="T12">"N"<text:tab/><text:tab/><text:tab/><text:tab/></text:span>(4)<text:tab/>new in v2.0.3</text:p>
      <text:p text:style-name="P30">&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in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3">class</text:span><text:span text:style-name="T22">=</text:span><text:span text:style-name="T24">"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2"><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29"><text:tab/><text:span text:style-name="T10">as-aggregate</text:span>=<text:span text:style-name="T12">"true|false"<text:tab/><text:tab/> </text:span>(7)<text:tab/>// new in v2.0.3</text:p>
      <text:p text:style-name="P30">&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29"><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5">&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5">%&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0">request</text:span><text:span text:style-name="T11">.getAttribute(propertyKey);<text:tab/><text:tab/>// </text:span><text:span text:style-name="T26">(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6">(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5">&lt;%=</text:span><text:span text:style-name="T11">propertyKey</text:span><text:span text:style-name="T25">%&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5">&lt;%=</text:span><text:span text:style-name="T11">p.getDescription(</text:span><text:span text:style-name="T20">request</text:span><text:span text:style-name="T11">)</text:span><text:span text:style-name="T25">%&gt;</text:span><text:span text:style-name="T11">"</text:span></text:p>
      <text:p text:style-name="Código"><text:span text:style-name="T11"><text:tab/>align='</text:span><text:span text:style-name="T25">&lt;%=</text:span><text:span text:style-name="T11">align</text:span><text:span text:style-name="T25">%&gt;</text:span><text:span text:style-name="T11">'<text:tab/><text:tab/><text:tab/><text:tab/><text:tab/><text:tab/><text:tab/><text:tab/>&lt;!-- </text:span><text:span text:style-name="T26">(4)</text:span><text:span text:style-name="T11"> --&gt;</text:span></text:p>
      <text:p text:style-name="Código"><text:span text:style-name="T11"><text:tab/>maxlength="</text:span><text:span text:style-name="T25">&lt;%=</text:span><text:span text:style-name="T11">p.getSize()</text:span><text:span text:style-name="T25">%&gt;</text:span><text:span text:style-name="T11">" </text:span></text:p>
      <text:p text:style-name="Código"><text:span text:style-name="T11"><text:tab/>size="</text:span><text:span text:style-name="T25">&lt;%=</text:span><text:span text:style-name="T11">p.getSize()</text:span><text:span text:style-name="T25">%&gt;</text:span><text:span text:style-name="T11">" </text:span></text:p>
      <text:p text:style-name="Código"><text:span text:style-name="T11"><text:tab/>value="</text:span><text:span text:style-name="T25">&lt;%=</text:span><text:span text:style-name="T11">fvalue</text:span><text:span text:style-name="T25">%&gt;</text:span><text:span text:style-name="T11">"<text:tab/><text:tab/><text:tab/><text:tab/><text:tab/><text:tab/><text:tab/><text:tab/>&lt;!-- </text:span><text:span text:style-name="T26">(3)</text:span><text:span text:style-name="T11"> --&gt;</text:span></text:p>
      <text:p text:style-name="Código"><text:span text:style-name="T11"><text:tab/></text:span><text:span text:style-name="T25">&lt;%=</text:span><text:span text:style-name="T11">disabled</text:span><text:span text:style-name="T25">%&gt;<text:tab/><text:tab/><text:tab/><text:tab/><text:tab/><text:tab/><text:tab/><text:tab/></text:span><text:span text:style-name="T11">&lt;!-- </text:span><text:span text:style-name="T26">(5)</text:span><text:span text:style-name="T11"> --&gt;</text:span></text:p>
      <text:p text:style-name="Código"><text:span text:style-name="T11"><text:tab/></text:span><text:span text:style-name="T25">&lt;%=</text:span><text:span text:style-name="T11">script</text:span><text:span text:style-name="T25">%&gt;<text:tab/><text:tab/><text:tab/><text:tab/><text:tab/><text:tab/><text:tab/><text:tab/><text:tab/></text:span><text:span text:style-name="T11">&lt;!-- </text:span><text:span text:style-name="T26">(6)</text:span><text:span text:style-name="T11"> --&gt;</text:span><text:span text:style-name="T25"><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5">&lt;%=</text:span><text:span text:style-name="T11">fvalue</text:span><text:span text:style-name="T25">%&gt;</text:span><text:span text:style-name="T11">&amp;nbsp;<text:tab/></text:span></text:p>
      <text:p text:style-name="Código">&lt;%</text:p>
      <text:p text:style-name="Código">}</text:p>
      <text:p text:style-name="Código">%&gt;</text:p>
      <text:p text:style-name="Código"><text:span text:style-name="T25">&lt;%</text:span><text:span text:style-name="T11"> </text:span><text:span text:style-name="T20">if</text:span><text:span text:style-name="T11"> (!editable) { </text:span><text:span text:style-name="T25">%&gt;</text:span></text:p>
      <text:p text:style-name="Código"><text:span text:style-name="T11"><text:tab/>&lt;input type="hidden" name="</text:span><text:span text:style-name="T25">&lt;%=</text:span><text:span text:style-name="T11">propertyKey</text:span><text:span text:style-name="T25">%&gt;</text:span><text:span text:style-name="T11">" value="</text:span><text:span text:style-name="T25">&lt;%=</text:span><text:span text:style-name="T11">fvalue</text:span><text:span text:style-name="T25">%&gt;</text:span><text:span text:style-name="T11">"&gt;</text:span></text:p>
      <text:p text:style-name="Código"><text:span text:style-name="T25">&lt;%</text:span><text:span text:style-name="T11"> } </text:span><text:span text:style-name="T25">%&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2"><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2"><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2"><text:tab/></text:span><text:span text:style-name="T16">&lt;</text:span><text:span text:style-name="T17">object </text:span><text:span text:style-name="T23">name</text:span><text:span text:style-name="T22">=</text:span><text:span text:style-name="T24">"xava_previousViews" </text:span><text:span text:style-name="T23">class</text:span><text:span text:style-name="T22">=</text:span><text:span text:style-name="T24">"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6">&lt;</text:span><text:span text:style-name="T17">set </text:span><text:span text:style-name="T23">property</text:span><text:span text:style-name="T22">=</text:span><text:span text:style-name="T24">"hide" </text:span><text:span text:style-name="T23">value</text:span><text:span text:style-name="T22">=</text:span><text:span text:style-name="T24">"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2"><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item>
          <text:p text:style-name="P74"><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h text:style-name="Heading_20_2" text:outline-level="2">Read only module</text:h>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3">aspect</text:span><text:span text:style-name="T22">=</text:span><text:span text:style-name="T24">"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h text:style-name="Heading_20_3" text:outline-level="3">xava:message <text:span text:style-name="T1">(new in v2.0.3)</text:span></text:h>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27">&lt;%=</text:span><text:span text:style-name="T11">totalSize</text:span><text:span text:style-name="T27">%&gt;</text:span>"<text:span text:style-name="T8">/&gt;</text:span></text:p>
      <text:h text:style-name="Heading_20_3" text:outline-level="3">xava:descriptionsList <text:span text:style-name="T1">(new in v2.0.3)</text:span></text:h>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30">/&gt;</text:p>
      <text:list text:style-name="L61">
        <text:list-item>
          <text:p text:style-name="P87"><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6">&lt;/</text:span><text:span text:style-name="T17">tr</text:span><text:span text:style-name="T16">&gt;</text:span></text:p>
      <text:p text:style-name="Standard">In this case <text:span text:style-name="Código">level</text:span> is a reference of the current model (for example <text:span text:style-name="Código">Seller</text:span>). A combo is shown with all available lev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50</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9-04T11:49:35</dc:date>
    <meta:print-date>2005-05-27T19:34:41</meta:print-date>
    <dc:language>en-US</dc:language>
    <meta:editing-cycles>2223</meta:editing-cycles>
    <meta:editing-duration>P13DT10H16M38S</meta:editing-duration>
    <meta:user-defined meta:name="Info 1"/>
    <meta:user-defined meta:name="Info 2"/>
    <meta:user-defined meta:name="Info 3"/>
    <meta:user-defined meta:name="Info 4"/>
    <meta:document-statistic meta:table-count="0" meta:image-count="35" meta:object-count="0" meta:page-count="150" meta:paragraph-count="4027" meta:word-count="32878" meta:character-count="227512"/>
  </office:meta>
</office:document-meta>
</file>